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23.1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800080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color="#800080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font-name="Liberation Serif" fo:font-size="10.5pt" style:font-size-asian="10.5pt" style:font-size-complex="10.5pt"/>
    </style:style>
    <style:style style:name="ce4" style:family="table-cell" style:parent-style-name="Default">
      <style:table-cell-properties fo:background-color="#66ff99" fo:border="0.06pt solid #000000"/>
      <style:text-properties style:font-name="Liberation Serif" fo:font-size="10.5pt" style:font-size-asian="10.5pt" style:font-size-complex="10.5pt"/>
    </style:style>
    <style:style style:name="ce5" style:family="table-cell" style:parent-style-name="Default">
      <style:table-cell-properties fo:background-color="#66ff99" fo:wrap-option="wrap" fo:border="0.06pt solid #000000"/>
      <style:text-properties style:use-window-font-color="true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b14f" fo:border="0.06pt solid #000000"/>
      <style:text-properties style:font-name="Liberation Serif" fo:font-size="10.5pt" style:font-size-asian="10.5pt" style:font-size-complex="10.5pt"/>
    </style:style>
    <style:style style:name="ce9" style:family="table-cell" style:parent-style-name="Default">
      <style:table-cell-properties fo:background-color="#99cc66" fo:border="0.06pt solid #000000"/>
      <style:text-properties style:font-name="Liberation Serif" fo:font-size="10.5pt" style:font-size-asian="10.5pt" style:font-size-complex="10.5pt"/>
    </style:style>
    <style:style style:name="ce10" style:family="table-cell" style:parent-style-name="Default">
      <style:table-cell-properties fo:background-color="transparent" fo:border="0.06pt solid #000000"/>
      <style:text-properties style:font-name="Liberation Serif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80008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fo:color="#80008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66ff99" fo:border="0.06pt solid #000000"/>
    </style:style>
    <style:style style:name="ce16" style:family="table-cell" style:parent-style-name="Default">
      <style:table-cell-properties fo:background-color="#66ff99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b14f" fo:border="0.06pt solid #000000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visibility="collapse" table:default-cell-style-name="ce3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number-columns-repeated="2" table:default-cell-style-name="ce6"/>
        <table:table-column table:style-name="co1" table:default-cell-style-name="ce10"/>
        <table:table-column table:style-name="co4" table:default-cell-style-name="ce10"/>
        <table:table-column table:style-name="co1" table:visibility="collapse" table:number-columns-repeated="2" table:default-cell-style-name="ce3"/>
        <table:table-column table:style-name="co1" table:number-columns-repeated="4" table:default-cell-style-name="ce8"/>
        <table:table-column table:style-name="co1" table:default-cell-style-name="ce14"/>
        <table:table-column table:style-name="co1" table:default-cell-style-name="ce17"/>
        <table:table-row table:style-name="ro1" table:visibility="collapse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1" table:number-columns-repeated="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R</text:p>
          </table:table-cell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Raio Eq.</text:p>
          </table:table-cell>
          <table:table-cell table:style-name="ce2"/>
          <table:table-cell table:style-name="ce2" office:value-type="string" calcext:value-type="string">
            <text:p>Diam</text:p>
          </table:table-cell>
          <table:table-cell table:style-name="ce2" office:value-type="string" calcext:value-type="string">
            <text:p>velocidade</text:p>
            <text:p>orbital</text:p>
            <text:p>(km/s)</text:p>
          </table:table-cell>
          <table:table-cell table:style-name="ce2" office:value-type="string" calcext:value-type="string">
            <text:p>Velocidade Orb Vplaneta/10</text:p>
          </table:table-cell>
          <table:table-cell table:style-name="ce2" office:value-type="string" calcext:value-type="string">
            <text:p>Afélio 10⁶</text:p>
          </table:table-cell>
          <table:table-cell table:style-name="ce2" office:value-type="string" calcext:value-type="string">
            <text:p>Periélio 10⁶</text:p>
          </table:table-cell>
          <table:table-cell table:style-name="ce2" office:value-type="string" calcext:value-type="string">
            <text:p>Afélio Simplificado</text:p>
          </table:table-cell>
          <table:table-cell table:style-name="ce2" office:value-type="string" calcext:value-type="string">
            <text:p>Periélio Simplificado</text:p>
          </table:table-cell>
          <table:table-cell table:number-columns-repeated="2"/>
          <table:table-cell table:style-name="ce2" office:value-type="string" calcext:value-type="string">
            <text:p>Lado A (Afe+per/2)</text:p>
          </table:table-cell>
          <table:table-cell table:style-name="ce2" office:value-type="string" calcext:value-type="string">
            <text:p>Excentricidade</text:p>
          </table:table-cell>
          <table:table-cell table:style-name="ce2" office:value-type="string" calcext:value-type="string">
            <text:p>Lado B</text:p>
          </table:table-cell>
          <table:table-cell table:style-name="ce2" office:value-type="string" calcext:value-type="string">
            <text:p>Foco Solar (lado A – per)</text:p>
          </table:table-cell>
          <table:table-cell table:style-name="ce13" office:value-type="string" calcext:value-type="string">
            <text:p>Rotação/dias</text:p>
          </table:table-cell>
          <table:table-cell table:style-name="ce13" office:value-type="string" calcext:value-type="string">
            <text:p>Inversamente Prop normalizado pela terra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695000" calcext:value-type="float">
            <text:p>695000</text:p>
          </table:table-cell>
          <table:table-cell/>
          <table:table-cell table:formula="of:=2*[.B3]/10^5" office:value-type="float" office:value="13.9" calcext:value-type="float">
            <text:p>13,9</text:p>
          </table:table-cell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7" calcext:value-type="float">
            <text:p>27</text:p>
          </table:table-cell>
          <table:table-cell table:formula="of:=40/[.Q3]" office:value-type="float" office:value="1.48148148148148" calcext:value-type="float">
            <text:p>1,4814814815</text:p>
          </table:table-cell>
        </table:table-row>
        <table:table-row table:style-name="ro1">
          <table:table-cell office:value-type="string" calcext:value-type="string">
            <text:p>Mercurio</text:p>
          </table:table-cell>
          <table:table-cell office:value-type="float" office:value="2439.7" calcext:value-type="float">
            <text:p>2439,7</text:p>
          </table:table-cell>
          <table:table-cell/>
          <table:table-cell table:formula="of:=2*[.B4]/10^5" office:value-type="float" office:value="0.048794" calcext:value-type="float">
            <text:p>0,048794</text:p>
          </table:table-cell>
          <table:table-cell office:value-type="float" office:value="4.892" calcext:value-type="float">
            <text:p>4,892</text:p>
          </table:table-cell>
          <table:table-cell table:formula="of:=[.E4]/10" office:value-type="float" office:value="0.4892" calcext:value-type="float">
            <text:p>0,4892</text:p>
          </table:table-cell>
          <table:table-cell office:value-type="float" office:value="69.817079" calcext:value-type="float">
            <text:p>69,817079</text:p>
          </table:table-cell>
          <table:table-cell office:value-type="float" office:value="46.001272" calcext:value-type="float">
            <text:p>46,001272</text:p>
          </table:table-cell>
          <table:table-cell table:formula="of:=[.G4]/(18)" office:value-type="float" office:value="3.87872661111111" calcext:value-type="float">
            <text:p>3,8787266111</text:p>
          </table:table-cell>
          <table:table-cell table:formula="of:=[.H4]/(18)" office:value-type="float" office:value="2.55562622222222" calcext:value-type="float">
            <text:p>2,5556262222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I4]+[.J4])/2)" office:value-type="float" office:value="3.21717641666667" calcext:value-type="float">
            <text:p>3,2171764167</text:p>
          </table:table-cell>
          <table:table-cell office:value-type="float" office:value="0.2056" calcext:value-type="float">
            <text:p>0,2056</text:p>
          </table:table-cell>
          <table:table-cell table:formula="of:=SQRT([.M4]^2*(-[.N4]^2+1))" office:value-type="float" office:value="3.28446984227242" calcext:value-type="float">
            <text:p>3,2844698423</text:p>
          </table:table-cell>
          <table:table-cell table:formula="of:=[.M4]-[.J4]" office:value-type="float" office:value="0.661550194444445" calcext:value-type="float">
            <text:p>0,6615501944</text:p>
          </table:table-cell>
          <table:table-cell office:value-type="float" office:value="87.97" calcext:value-type="float">
            <text:p>87,97</text:p>
          </table:table-cell>
          <table:table-cell table:formula="of:=40/[.Q4]" office:value-type="float" office:value="0.454700466067978" calcext:value-type="float">
            <text:p>0,4547004661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6051.8" calcext:value-type="float">
            <text:p>6051,8</text:p>
          </table:table-cell>
          <table:table-cell/>
          <table:table-cell table:formula="of:=2*[.B5]/10^5" office:value-type="float" office:value="0.121036" calcext:value-type="float">
            <text:p>0,121036</text:p>
          </table:table-cell>
          <table:table-cell office:value-type="float" office:value="35.02" calcext:value-type="float">
            <text:p>35,02</text:p>
          </table:table-cell>
          <table:table-cell table:formula="of:=[.E5]/10" office:value-type="float" office:value="3.502" calcext:value-type="float">
            <text:p>3,502</text:p>
          </table:table-cell>
          <table:table-cell office:value-type="float" office:value="108.942109" calcext:value-type="float">
            <text:p>108,942109</text:p>
          </table:table-cell>
          <table:table-cell office:value-type="float" office:value="107.476259" calcext:value-type="float">
            <text:p>107,476259</text:p>
          </table:table-cell>
          <table:table-cell table:formula="of:=[.G5]/(18)" office:value-type="float" office:value="6.05233938888889" calcext:value-type="float">
            <text:p>6,0523393889</text:p>
          </table:table-cell>
          <table:table-cell table:formula="of:=[.H5]/(18)" office:value-type="float" office:value="5.97090327777778" calcext:value-type="float">
            <text:p>5,9709032778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I5]+[.J5])/2)" office:value-type="float" office:value="6.01162133333333" calcext:value-type="float">
            <text:p>6,0116213333</text:p>
          </table:table-cell>
          <table:table-cell office:value-type="float" office:value="0.0068" calcext:value-type="float">
            <text:p>0,0068</text:p>
          </table:table-cell>
          <table:table-cell table:formula="of:=SQRT([.M5]^2*(-[.N5]^2+1))" office:value-type="float" office:value="6.01176032041189" calcext:value-type="float">
            <text:p>6,0117603204</text:p>
          </table:table-cell>
          <table:table-cell table:formula="of:=[.M5]-[.J5]" office:value-type="float" office:value="0.0407180555555557" calcext:value-type="float">
            <text:p>0,0407180556</text:p>
          </table:table-cell>
          <table:table-cell office:value-type="float" office:value="243.01" calcext:value-type="float">
            <text:p>243,01</text:p>
          </table:table-cell>
          <table:table-cell table:formula="of:=40/[.Q5]" office:value-type="float" office:value="0.164602279741574" calcext:value-type="float">
            <text:p>0,1646022797</text:p>
          </table:table-cell>
        </table:table-row>
        <table:table-row table:style-name="ro1">
          <table:table-cell office:value-type="string" calcext:value-type="string">
            <text:p>Terra</text:p>
          </table:table-cell>
          <table:table-cell office:value-type="float" office:value="6378.14" calcext:value-type="float">
            <text:p>6378,14</text:p>
          </table:table-cell>
          <table:table-cell/>
          <table:table-cell table:formula="of:=2*[.B6]/10^5" office:value-type="float" office:value="0.1275628" calcext:value-type="float">
            <text:p>0,1275628</text:p>
          </table:table-cell>
          <table:table-cell office:value-type="float" office:value="29.78" calcext:value-type="float">
            <text:p>29,78</text:p>
          </table:table-cell>
          <table:table-cell table:formula="of:=[.E6]/10" office:value-type="float" office:value="2.978" calcext:value-type="float">
            <text:p>2,978</text:p>
          </table:table-cell>
          <table:table-cell office:value-type="float" office:value="152.097701" calcext:value-type="float">
            <text:p>152,097701</text:p>
          </table:table-cell>
          <table:table-cell office:value-type="float" office:value="147.098074" calcext:value-type="float">
            <text:p>147,098074</text:p>
          </table:table-cell>
          <table:table-cell table:formula="of:=[.G6]/(20)" office:value-type="float" office:value="7.60488505" calcext:value-type="float">
            <text:p>7,60488505</text:p>
          </table:table-cell>
          <table:table-cell table:formula="of:=[.H6]/(20)" office:value-type="float" office:value="7.3549037" calcext:value-type="float">
            <text:p>7,3549037</text:p>
          </table:table-cell>
          <table:table-cell office:value-type="float" office:value="2" calcext:value-type="float">
            <text:p>2</text:p>
          </table:table-cell>
          <table:table-cell/>
          <table:table-cell table:formula="of:=(([.I6]+[.J6])/2)" office:value-type="float" office:value="7.479894375" calcext:value-type="float">
            <text:p>7,479894375</text:p>
          </table:table-cell>
          <table:table-cell office:value-type="float" office:value="0.0167" calcext:value-type="float">
            <text:p>0,0167</text:p>
          </table:table-cell>
          <table:table-cell table:formula="of:=SQRT([.M6]^2*(-[.N6]^2+1))" office:value-type="float" office:value="7.48093733615833" calcext:value-type="float">
            <text:p>7,4809373362</text:p>
          </table:table-cell>
          <table:table-cell table:formula="of:=[.M6]-[.J6]" office:value-type="float" office:value="0.124990675" calcext:value-type="float">
            <text:p>0,124990675</text:p>
          </table:table-cell>
          <table:table-cell office:value-type="float" office:value="1" calcext:value-type="float">
            <text:p>1</text:p>
          </table:table-cell>
          <table:table-cell table:formula="of:=40/[.Q6]" office:value-type="float" office:value="40" calcext:value-type="float">
            <text:p>40</text:p>
          </table:table-cell>
        </table:table-row>
        <table:table-row table:style-name="ro3">
          <table:table-cell table:style-name="ce4" office:value-type="string" calcext:value-type="string">
            <text:p>Lua</text:p>
          </table:table-cell>
          <table:table-cell table:style-name="ce4" office:value-type="float" office:value="1738" calcext:value-type="float">
            <text:p>1738</text:p>
          </table:table-cell>
          <table:table-cell table:style-name="ce5"/>
          <table:table-cell table:style-name="ce9" table:formula="of:=2*[.B7]/10^5" office:value-type="float" office:value="0.03476" calcext:value-type="float">
            <text:p>0,03476</text:p>
          </table:table-cell>
          <table:table-cell table:style-name="ce4" office:value-type="float" office:value="1.02" calcext:value-type="float">
            <text:p>1,02</text:p>
          </table:table-cell>
          <table:table-cell table:style-name="ce9" table:formula="of:=[.E7]/10" office:value-type="float" office:value="0.102" calcext:value-type="float">
            <text:p>0,102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35" calcext:value-type="float">
            <text:p>0,35</text:p>
          </table:table-cell>
          <table:table-cell table:style-name="ce9" table:number-columns-repeated="2"/>
          <table:table-cell table:style-name="ce9" table:formula="of:=(([.I7]+[.J7])/2)" office:value-type="float" office:value="0.375" calcext:value-type="float">
            <text:p>0,375</text:p>
          </table:table-cell>
          <table:table-cell table:style-name="ce9" office:value-type="float" office:value="0.0549" calcext:value-type="float">
            <text:p>0,0549</text:p>
          </table:table-cell>
          <table:table-cell table:style-name="ce9" table:formula="of:=SQRT([.M7]^2*(-[.N7]^2+1))" office:value-type="float" office:value="0.375564701691" calcext:value-type="float">
            <text:p>0,3755647017</text:p>
          </table:table-cell>
          <table:table-cell table:style-name="ce9" table:formula="of:=[.M7]-[.J7]" office:value-type="float" office:value="0.025" calcext:value-type="float">
            <text:p>0,025</text:p>
          </table:table-cell>
          <table:table-cell table:style-name="ce15" office:value-type="float" office:value="27.25" calcext:value-type="float">
            <text:p>27,25</text:p>
          </table:table-cell>
          <table:table-cell table:formula="of:=40/[.Q7]" office:value-type="float" office:value="1.46788990825688" calcext:value-type="float">
            <text:p>1,4678899083</text:p>
          </table:table-cell>
        </table:table-row>
        <table:table-row table:style-name="ro1">
          <table:table-cell office:value-type="string" calcext:value-type="string">
            <text:p>Marte</text:p>
          </table:table-cell>
          <table:table-cell office:value-type="float" office:value="3397.2" calcext:value-type="float">
            <text:p>3397,2</text:p>
          </table:table-cell>
          <table:table-cell/>
          <table:table-cell table:formula="of:=2*[.B8]/10^5" office:value-type="float" office:value="0.067944" calcext:value-type="float">
            <text:p>0,067944</text:p>
          </table:table-cell>
          <table:table-cell office:value-type="float" office:value="24.07" calcext:value-type="float">
            <text:p>24,07</text:p>
          </table:table-cell>
          <table:table-cell table:formula="of:=[.E8]/10" office:value-type="float" office:value="2.407" calcext:value-type="float">
            <text:p>2,407</text:p>
          </table:table-cell>
          <table:table-cell office:value-type="float" office:value="249.22873" calcext:value-type="float">
            <text:p>249,22873</text:p>
          </table:table-cell>
          <table:table-cell office:value-type="float" office:value="206.644545" calcext:value-type="float">
            <text:p>206,644545</text:p>
          </table:table-cell>
          <table:table-cell table:formula="of:=[.G8]/(25)" office:value-type="float" office:value="9.9691492" calcext:value-type="float">
            <text:p>9,9691492</text:p>
          </table:table-cell>
          <table:table-cell table:formula="of:=[.H8]/(25)" office:value-type="float" office:value="8.2657818" calcext:value-type="float">
            <text:p>8,2657818</text:p>
          </table:table-cell>
          <table:table-cell office:value-type="float" office:value="3" calcext:value-type="float">
            <text:p>3</text:p>
          </table:table-cell>
          <table:table-cell/>
          <table:table-cell table:formula="of:=(([.I8]+[.J8])/2)" office:value-type="float" office:value="9.1174655" calcext:value-type="float">
            <text:p>9,1174655</text:p>
          </table:table-cell>
          <table:table-cell office:value-type="float" office:value="0.093" calcext:value-type="float">
            <text:p>0,093</text:p>
          </table:table-cell>
          <table:table-cell table:formula="of:=SQRT([.M8]^2*(-[.N8]^2+1))" office:value-type="float" office:value="9.15680909202578" calcext:value-type="float">
            <text:p>9,156809092</text:p>
          </table:table-cell>
          <table:table-cell table:formula="of:=[.M8]-[.J8]" office:value-type="float" office:value="0.851683700000001" calcext:value-type="float">
            <text:p>0,8516837</text:p>
          </table:table-cell>
          <table:table-cell office:value-type="float" office:value="1.25" calcext:value-type="float">
            <text:p>1,25</text:p>
          </table:table-cell>
          <table:table-cell table:formula="of:=40/[.Q8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71492" calcext:value-type="float">
            <text:p>71492</text:p>
          </table:table-cell>
          <table:table-cell/>
          <table:table-cell table:formula="of:=2*[.B9]/10^5" office:value-type="float" office:value="1.42984" calcext:value-type="float">
            <text:p>1,42984</text:p>
          </table:table-cell>
          <table:table-cell office:value-type="float" office:value="13.05" calcext:value-type="float">
            <text:p>13,05</text:p>
          </table:table-cell>
          <table:table-cell table:formula="of:=[.E9]/10" office:value-type="float" office:value="1.305" calcext:value-type="float">
            <text:p>1,305</text:p>
          </table:table-cell>
          <table:table-cell office:value-type="float" office:value="816.62" calcext:value-type="float">
            <text:p>816,62</text:p>
          </table:table-cell>
          <table:table-cell office:value-type="float" office:value="740.52" calcext:value-type="float">
            <text:p>740,52</text:p>
          </table:table-cell>
          <table:table-cell table:formula="of:=[.G9]/(52)" office:value-type="float" office:value="15.7042307692308" calcext:value-type="float">
            <text:p>15,7042307692</text:p>
          </table:table-cell>
          <table:table-cell table:formula="of:=[.H9]/(52)" office:value-type="float" office:value="14.2407692307692" calcext:value-type="float">
            <text:p>14,2407692308</text:p>
          </table:table-cell>
          <table:table-cell office:value-type="float" office:value="4" calcext:value-type="float">
            <text:p>4</text:p>
          </table:table-cell>
          <table:table-cell/>
          <table:table-cell table:formula="of:=(([.I9]+[.J9])/2)" office:value-type="float" office:value="14.9725" calcext:value-type="float">
            <text:p>14,9725</text:p>
          </table:table-cell>
          <table:table-cell office:value-type="float" office:value="0.048" calcext:value-type="float">
            <text:p>0,048</text:p>
          </table:table-cell>
          <table:table-cell table:formula="of:=SQRT([.M9]^2*(-[.N9]^2+1))" office:value-type="float" office:value="14.9897383963964" calcext:value-type="float">
            <text:p>14,9897383964</text:p>
          </table:table-cell>
          <table:table-cell table:formula="of:=[.M9]-[.J9]" office:value-type="float" office:value="0.73173076923077" calcext:value-type="float">
            <text:p>0,7317307692</text:p>
          </table:table-cell>
          <table:table-cell table:formula="of:=10/24" office:value-type="float" office:value="0.416666666666667" calcext:value-type="float">
            <text:p>0,4166666667</text:p>
          </table:table-cell>
          <table:table-cell table:formula="of:=40/[.Q9]" office:value-type="float" office:value="96" calcext:value-type="float">
            <text:p>96</text:p>
          </table:table-cell>
        </table:table-row>
        <table:table-row table:style-name="ro1">
          <table:table-cell table:style-name="ce5" office:value-type="string" calcext:value-type="string">
            <text:p>Io</text:p>
          </table:table-cell>
          <table:table-cell table:style-name="ce4" office:value-type="float" office:value="1821.5" calcext:value-type="float">
            <text:p>1821,5</text:p>
          </table:table-cell>
          <table:table-cell table:style-name="ce5"/>
          <table:table-cell table:style-name="ce9" table:formula="of:=2*[.B10]/10^5" office:value-type="float" office:value="0.03643" calcext:value-type="float">
            <text:p>0,03643</text:p>
          </table:table-cell>
          <table:table-cell table:style-name="ce4"/>
          <table:table-cell table:style-name="ce9" table:formula="of:=[.E10]/10" office:value-type="float" office:value="0" calcext:value-type="float">
            <text:p>0</text:p>
          </table:table-cell>
          <table:table-cell table:style-name="ce4" office:value-type="float" office:value="0.423" calcext:value-type="float">
            <text:p>0,423</text:p>
          </table:table-cell>
          <table:table-cell table:style-name="ce4" office:value-type="float" office:value="0.42" calcext:value-type="float">
            <text:p>0,42</text:p>
          </table:table-cell>
          <table:table-cell table:style-name="ce4" office:value-type="float" office:value="0.423" calcext:value-type="float">
            <text:p>0,423</text:p>
          </table:table-cell>
          <table:table-cell table:style-name="ce4" office:value-type="float" office:value="0.42" calcext:value-type="float">
            <text:p>0,42</text:p>
          </table:table-cell>
          <table:table-cell table:style-name="ce9" table:number-columns-repeated="2"/>
          <table:table-cell table:style-name="ce9" table:formula="of:=(([.I10]+[.J10])/2)" office:value-type="float" office:value="0.4215" calcext:value-type="float">
            <text:p>0,4215</text:p>
          </table:table-cell>
          <table:table-cell table:style-name="ce9" office:value-type="float" office:value="0.004" calcext:value-type="float">
            <text:p>0,004</text:p>
          </table:table-cell>
          <table:table-cell table:style-name="ce9" table:formula="of:=SQRT([.M10]^2*(-[.N10]^2+1))" office:value-type="float" office:value="0.421503371986512" calcext:value-type="float">
            <text:p>0,421503372</text:p>
          </table:table-cell>
          <table:table-cell table:style-name="ce9" table:formula="of:=[.M10]-[.J10]" office:value-type="float" office:value="0.0015" calcext:value-type="float">
            <text:p>0,0015</text:p>
          </table:table-cell>
          <table:table-cell table:style-name="ce16"/>
          <table:table-cell/>
        </table:table-row>
        <table:table-row table:style-name="ro1">
          <table:table-cell table:style-name="ce5" office:value-type="string" calcext:value-type="string">
            <text:p>Europa</text:p>
          </table:table-cell>
          <table:table-cell table:style-name="ce4" office:value-type="float" office:value="1561" calcext:value-type="float">
            <text:p>1561</text:p>
          </table:table-cell>
          <table:table-cell table:style-name="ce5"/>
          <table:table-cell table:style-name="ce9" table:formula="of:=2*[.B11]/10^5" office:value-type="float" office:value="0.03122" calcext:value-type="float">
            <text:p>0,03122</text:p>
          </table:table-cell>
          <table:table-cell table:style-name="ce4"/>
          <table:table-cell table:style-name="ce9" table:formula="of:=[.E11]/10" office:value-type="float" office:value="0" calcext:value-type="float">
            <text:p>0</text:p>
          </table:table-cell>
          <table:table-cell table:style-name="ce4" office:value-type="float" office:value="0.676" calcext:value-type="float">
            <text:p>0,676</text:p>
          </table:table-cell>
          <table:table-cell table:style-name="ce4" office:value-type="float" office:value="0.664" calcext:value-type="float">
            <text:p>0,664</text:p>
          </table:table-cell>
          <table:table-cell table:style-name="ce4" office:value-type="float" office:value="0.676" calcext:value-type="float">
            <text:p>0,676</text:p>
          </table:table-cell>
          <table:table-cell table:style-name="ce4" office:value-type="float" office:value="0.664" calcext:value-type="float">
            <text:p>0,664</text:p>
          </table:table-cell>
          <table:table-cell table:style-name="ce9" table:number-columns-repeated="2"/>
          <table:table-cell table:style-name="ce9" table:formula="of:=(([.I11]+[.J11])/2)" office:value-type="float" office:value="0.67" calcext:value-type="float">
            <text:p>0,67</text:p>
          </table:table-cell>
          <table:table-cell table:style-name="ce9" office:value-type="float" office:value="0.01" calcext:value-type="float">
            <text:p>0,01</text:p>
          </table:table-cell>
          <table:table-cell table:style-name="ce9" table:formula="of:=SQRT([.M11]^2*(-[.N11]^2+1))" office:value-type="float" office:value="0.670033499162542" calcext:value-type="float">
            <text:p>0,6700334992</text:p>
          </table:table-cell>
          <table:table-cell table:style-name="ce9" table:formula="of:=[.M11]-[.J11]" office:value-type="float" office:value="0.00600000000000001" calcext:value-type="float">
            <text:p>0,006</text:p>
          </table:table-cell>
          <table:table-cell table:style-name="ce16"/>
          <table:table-cell/>
        </table:table-row>
        <table:table-row table:style-name="ro1">
          <table:table-cell table:style-name="ce5" office:value-type="string" calcext:value-type="string">
            <text:p>Ganymede</text:p>
          </table:table-cell>
          <table:table-cell table:style-name="ce4" office:value-type="float" office:value="2631" calcext:value-type="float">
            <text:p>2631</text:p>
          </table:table-cell>
          <table:table-cell table:style-name="ce5"/>
          <table:table-cell table:style-name="ce9" table:formula="of:=2*[.B12]/10^5" office:value-type="float" office:value="0.05262" calcext:value-type="float">
            <text:p>0,05262</text:p>
          </table:table-cell>
          <table:table-cell table:style-name="ce4"/>
          <table:table-cell table:style-name="ce9" table:formula="of:=[.E12]/10" office:value-type="float" office:value="0" calcext:value-type="float">
            <text:p>0</text:p>
          </table:table-cell>
          <table:table-cell table:style-name="ce4" office:value-type="float" office:value="1.071" calcext:value-type="float">
            <text:p>1,071</text:p>
          </table:table-cell>
          <table:table-cell table:style-name="ce4" office:value-type="float" office:value="1.069" calcext:value-type="float">
            <text:p>1,069</text:p>
          </table:table-cell>
          <table:table-cell table:style-name="ce4" office:value-type="float" office:value="1.071" calcext:value-type="float">
            <text:p>1,071</text:p>
          </table:table-cell>
          <table:table-cell table:style-name="ce4" office:value-type="float" office:value="1.069" calcext:value-type="float">
            <text:p>1,069</text:p>
          </table:table-cell>
          <table:table-cell table:style-name="ce9" table:number-columns-repeated="2"/>
          <table:table-cell table:style-name="ce9" table:formula="of:=(([.I12]+[.J12])/2)" office:value-type="float" office:value="1.07" calcext:value-type="float">
            <text:p>1,0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QRT([.M12]^2*(-[.N12]^2+1))" office:value-type="float" office:value="1.07" calcext:value-type="float">
            <text:p>1,07</text:p>
          </table:table-cell>
          <table:table-cell table:style-name="ce9" table:formula="of:=[.M12]-[.J12]" office:value-type="float" office:value="0.00099999999999989" calcext:value-type="float">
            <text:p>0,001</text:p>
          </table:table-cell>
          <table:table-cell table:style-name="ce16"/>
          <table:table-cell/>
        </table:table-row>
        <table:table-row table:style-name="ro1">
          <table:table-cell table:style-name="ce5" office:value-type="string" calcext:value-type="string">
            <text:p>Callisto</text:p>
          </table:table-cell>
          <table:table-cell table:style-name="ce4" office:value-type="float" office:value="2410.5" calcext:value-type="float">
            <text:p>2410,5</text:p>
          </table:table-cell>
          <table:table-cell table:style-name="ce5"/>
          <table:table-cell table:style-name="ce9" table:formula="of:=2*[.B13]/10^5" office:value-type="float" office:value="0.04821" calcext:value-type="float">
            <text:p>0,04821</text:p>
          </table:table-cell>
          <table:table-cell table:style-name="ce4"/>
          <table:table-cell table:style-name="ce9" table:formula="of:=[.E13]/10" office:value-type="float" office:value="0" calcext:value-type="float">
            <text:p>0</text:p>
          </table:table-cell>
          <table:table-cell table:style-name="ce4" office:value-type="float" office:value="1.897" calcext:value-type="float">
            <text:p>1,897</text:p>
          </table:table-cell>
          <table:table-cell table:style-name="ce4" office:value-type="float" office:value="1.869" calcext:value-type="float">
            <text:p>1,869</text:p>
          </table:table-cell>
          <table:table-cell table:style-name="ce4" office:value-type="float" office:value="1.897" calcext:value-type="float">
            <text:p>1,897</text:p>
          </table:table-cell>
          <table:table-cell table:style-name="ce4" office:value-type="float" office:value="1.869" calcext:value-type="float">
            <text:p>1,869</text:p>
          </table:table-cell>
          <table:table-cell table:style-name="ce9" table:number-columns-repeated="2"/>
          <table:table-cell table:style-name="ce9" table:formula="of:=(([.I13]+[.J13])/2)" office:value-type="float" office:value="1.883" calcext:value-type="float">
            <text:p>1,883</text:p>
          </table:table-cell>
          <table:table-cell table:style-name="ce9" office:value-type="float" office:value="0.0074" calcext:value-type="float">
            <text:p>0,0074</text:p>
          </table:table-cell>
          <table:table-cell table:style-name="ce9" table:formula="of:=SQRT([.M13]^2*(-[.N13]^2+1))" office:value-type="float" office:value="1.88305155583421" calcext:value-type="float">
            <text:p>1,8830515558</text:p>
          </table:table-cell>
          <table:table-cell table:style-name="ce9" table:formula="of:=[.M13]-[.J13]" office:value-type="float" office:value="0.014" calcext:value-type="float">
            <text:p>0,014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saturno</text:p>
          </table:table-cell>
          <table:table-cell office:value-type="float" office:value="60268" calcext:value-type="float">
            <text:p>60268</text:p>
          </table:table-cell>
          <table:table-cell/>
          <table:table-cell table:formula="of:=2*[.B14]/10^5" office:value-type="float" office:value="1.20536" calcext:value-type="float">
            <text:p>1,20536</text:p>
          </table:table-cell>
          <table:table-cell office:value-type="float" office:value="9.64" calcext:value-type="float">
            <text:p>9,64</text:p>
          </table:table-cell>
          <table:table-cell table:formula="of:=[.E14]/10" office:value-type="float" office:value="0.964" calcext:value-type="float">
            <text:p>0,964</text:p>
          </table:table-cell>
          <table:table-cell office:value-type="float" office:value="1503.983449" calcext:value-type="float">
            <text:p>1503,983449</text:p>
          </table:table-cell>
          <table:table-cell office:value-type="float" office:value="1349.467375" calcext:value-type="float">
            <text:p>1349,467375</text:p>
          </table:table-cell>
          <table:table-cell table:formula="of:=[.G14]/(10*[.K14])" office:value-type="float" office:value="21.4854778428571" calcext:value-type="float">
            <text:p>21,4854778429</text:p>
          </table:table-cell>
          <table:table-cell table:formula="of:=[.H14]/(10*[.K14])" office:value-type="float" office:value="19.2781053571429" calcext:value-type="float">
            <text:p>19,2781053571</text:p>
          </table:table-cell>
          <table:table-cell office:value-type="float" office:value="7" calcext:value-type="float">
            <text:p>7</text:p>
          </table:table-cell>
          <table:table-cell/>
          <table:table-cell table:formula="of:=(([.I14]+[.J14])/2)" office:value-type="float" office:value="20.3817916" calcext:value-type="float">
            <text:p>20,3817916</text:p>
          </table:table-cell>
          <table:table-cell office:value-type="float" office:value="0.056" calcext:value-type="float">
            <text:p>0,056</text:p>
          </table:table-cell>
          <table:table-cell table:formula="of:=SQRT([.M14]^2*(-[.N14]^2+1))" office:value-type="float" office:value="20.4137252328581" calcext:value-type="float">
            <text:p>20,4137252329</text:p>
          </table:table-cell>
          <table:table-cell table:formula="of:=[.M14]-[.J14]" office:value-type="float" office:value="1.10368624285714" calcext:value-type="float">
            <text:p>1,1036862429</text:p>
          </table:table-cell>
          <table:table-cell table:formula="of:=10.4/24" office:value-type="float" office:value="0.433333333333333" calcext:value-type="float">
            <text:p>0,4333333333</text:p>
          </table:table-cell>
          <table:table-cell table:formula="of:=40/[.Q14]" office:value-type="float" office:value="92.3076923076923" calcext:value-type="float">
            <text:p>92,3076923077</text:p>
          </table:table-cell>
        </table:table-row>
        <table:table-row table:style-name="ro1">
          <table:table-cell table:style-name="ce5" office:value-type="string" calcext:value-type="string">
            <text:p>Titan</text:p>
          </table:table-cell>
          <table:table-cell table:style-name="ce5" office:value-type="float" office:value="5151" calcext:value-type="float">
            <text:p>5151</text:p>
          </table:table-cell>
          <table:table-cell table:style-name="ce5"/>
          <table:table-cell table:style-name="ce9" table:formula="of:=2*[.B15]/10^5" office:value-type="float" office:value="0.10302" calcext:value-type="float">
            <text:p>0,10302</text:p>
          </table:table-cell>
          <table:table-cell table:style-name="ce5" table:number-columns-repeated="2"/>
          <table:table-cell table:style-name="ce5" office:value-type="float" office:value="1.257" calcext:value-type="float">
            <text:p>1,257</text:p>
          </table:table-cell>
          <table:table-cell table:style-name="ce5" office:value-type="float" office:value="1.186" calcext:value-type="float">
            <text:p>1,186</text:p>
          </table:table-cell>
          <table:table-cell table:style-name="ce5" office:value-type="float" office:value="1.257" calcext:value-type="float">
            <text:p>1,257</text:p>
          </table:table-cell>
          <table:table-cell table:style-name="ce5" office:value-type="float" office:value="1.186" calcext:value-type="float">
            <text:p>1,186</text:p>
          </table:table-cell>
          <table:table-cell table:style-name="ce9" table:number-columns-repeated="2"/>
          <table:table-cell table:style-name="ce9" table:formula="of:=(([.I15]+[.J15])/2)" office:value-type="float" office:value="1.2215" calcext:value-type="float">
            <text:p>1,2215</text:p>
          </table:table-cell>
          <table:table-cell table:style-name="ce9" office:value-type="float" office:value="0.02" calcext:value-type="float">
            <text:p>0,02</text:p>
          </table:table-cell>
          <table:table-cell table:style-name="ce9" table:formula="of:=SQRT([.M15]^2*(-[.N15]^2+1))" office:value-type="float" office:value="1.22174427557488" calcext:value-type="float">
            <text:p>1,2217442756</text:p>
          </table:table-cell>
          <table:table-cell table:style-name="ce9" table:formula="of:=[.M15]-[.J15]" office:value-type="float" office:value="0.0355000000000001" calcext:value-type="float">
            <text:p>0,0355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Urano</text:p>
          </table:table-cell>
          <table:table-cell office:value-type="float" office:value="25559" calcext:value-type="float">
            <text:p>25559</text:p>
          </table:table-cell>
          <table:table-cell/>
          <table:table-cell table:formula="of:=2*[.B16]/10^5" office:value-type="float" office:value="0.51118" calcext:value-type="float">
            <text:p>0,51118</text:p>
          </table:table-cell>
          <table:table-cell office:value-type="float" office:value="6.81" calcext:value-type="float">
            <text:p>6,81</text:p>
          </table:table-cell>
          <table:table-cell table:formula="of:=[.E16]/10" office:value-type="float" office:value="0.681" calcext:value-type="float">
            <text:p>0,681</text:p>
          </table:table-cell>
          <table:table-cell office:value-type="float" office:value="3004.419704" calcext:value-type="float">
            <text:p>3004,419704</text:p>
          </table:table-cell>
          <table:table-cell office:value-type="float" office:value="2748.938461" calcext:value-type="float">
            <text:p>2748,938461</text:p>
          </table:table-cell>
          <table:table-cell table:formula="of:=[.G16]/(10*[.K16])" office:value-type="float" office:value="37.5552463" calcext:value-type="float">
            <text:p>37,5552463</text:p>
          </table:table-cell>
          <table:table-cell table:formula="of:=[.H16]/(10*[.K16])" office:value-type="float" office:value="34.3617307625" calcext:value-type="float">
            <text:p>34,3617307625</text:p>
          </table:table-cell>
          <table:table-cell office:value-type="float" office:value="8" calcext:value-type="float">
            <text:p>8</text:p>
          </table:table-cell>
          <table:table-cell/>
          <table:table-cell table:formula="of:=(([.I16]+[.J16])/2)" office:value-type="float" office:value="35.95848853125" calcext:value-type="float">
            <text:p>35,9584885313</text:p>
          </table:table-cell>
          <table:table-cell office:value-type="float" office:value="0.046" calcext:value-type="float">
            <text:p>0,046</text:p>
          </table:table-cell>
          <table:table-cell table:formula="of:=SQRT([.M16]^2*(-[.N16]^2+1))" office:value-type="float" office:value="35.9965125080617" calcext:value-type="float">
            <text:p>35,9965125081</text:p>
          </table:table-cell>
          <table:table-cell table:formula="of:=[.M16]-[.J16]" office:value-type="float" office:value="1.59675776875" calcext:value-type="float">
            <text:p>1,5967577688</text:p>
          </table:table-cell>
          <table:table-cell table:formula="of:=12.4/24" office:value-type="float" office:value="0.516666666666667" calcext:value-type="float">
            <text:p>0,5166666667</text:p>
          </table:table-cell>
          <table:table-cell table:formula="of:=40/[.Q16]" office:value-type="float" office:value="77.4193548387097" calcext:value-type="float">
            <text:p>77,4193548387</text:p>
          </table:table-cell>
        </table:table-row>
        <table:table-row table:style-name="ro1">
          <table:table-cell office:value-type="string" calcext:value-type="string">
            <text:p>Netuno</text:p>
          </table:table-cell>
          <table:table-cell table:style-name="ce7" office:value-type="float" office:value="24746" calcext:value-type="float">
            <text:p>24746</text:p>
          </table:table-cell>
          <table:table-cell/>
          <table:table-cell table:formula="of:=2*[.B17]/10^5" office:value-type="float" office:value="0.49492" calcext:value-type="float">
            <text:p>0,49492</text:p>
          </table:table-cell>
          <table:table-cell office:value-type="float" office:value="5.43" calcext:value-type="float">
            <text:p>5,43</text:p>
          </table:table-cell>
          <table:table-cell table:formula="of:=[.E17]/10" office:value-type="float" office:value="0.543" calcext:value-type="float">
            <text:p>0,543</text:p>
          </table:table-cell>
          <table:table-cell office:value-type="float" office:value="4553.94649" calcext:value-type="float">
            <text:p>4553,94649</text:p>
          </table:table-cell>
          <table:table-cell office:value-type="float" office:value="4452.940833" calcext:value-type="float">
            <text:p>4452,940833</text:p>
          </table:table-cell>
          <table:table-cell table:formula="of:=[.G17]/(10*[.K17])" office:value-type="float" office:value="50.5994054444445" calcext:value-type="float">
            <text:p>50,5994054444</text:p>
          </table:table-cell>
          <table:table-cell table:formula="of:=[.H17]/(10*[.K17])" office:value-type="float" office:value="49.4771203666667" calcext:value-type="float">
            <text:p>49,4771203667</text:p>
          </table:table-cell>
          <table:table-cell office:value-type="float" office:value="9" calcext:value-type="float">
            <text:p>9</text:p>
          </table:table-cell>
          <table:table-cell/>
          <table:table-cell table:formula="of:=(([.I17]+[.J17])/2)" office:value-type="float" office:value="50.0382629055556" calcext:value-type="float">
            <text:p>50,0382629056</text:p>
          </table:table-cell>
          <table:table-cell office:value-type="float" office:value="0.0097" calcext:value-type="float">
            <text:p>0,0097</text:p>
          </table:table-cell>
          <table:table-cell table:formula="of:=SQRT([.M17]^2*(-[.N17]^2+1))" office:value-type="float" office:value="50.0406169002634" calcext:value-type="float">
            <text:p>50,0406169003</text:p>
          </table:table-cell>
          <table:table-cell table:formula="of:=[.M17]-[.J17]" office:value-type="float" office:value="0.561142538888895" calcext:value-type="float">
            <text:p>0,5611425389</text:p>
          </table:table-cell>
          <table:table-cell table:formula="of:=16/24" office:value-type="float" office:value="0.666666666666667" calcext:value-type="float">
            <text:p>0,6666666667</text:p>
          </table:table-cell>
          <table:table-cell table:formula="of:=40/[.Q17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lutão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2*[.B18]/10^5" office:value-type="float" office:value="0.0232" calcext:value-type="float">
            <text:p>0,0232</text:p>
          </table:table-cell>
          <table:table-cell office:value-type="float" office:value="4.72" calcext:value-type="float">
            <text:p>4,72</text:p>
          </table:table-cell>
          <table:table-cell table:formula="of:=[.E18]/10" office:value-type="float" office:value="0.472" calcext:value-type="float">
            <text:p>0,472</text:p>
          </table:table-cell>
          <table:table-cell office:value-type="float" office:value="7375.927931" calcext:value-type="float">
            <text:p>7375,927931</text:p>
          </table:table-cell>
          <table:table-cell office:value-type="float" office:value="4436.824613" calcext:value-type="float">
            <text:p>4436,824613</text:p>
          </table:table-cell>
          <table:table-cell table:formula="of:=[.G18]/(10*[.K18])" office:value-type="float" office:value="73.75927931" calcext:value-type="float">
            <text:p>73,75927931</text:p>
          </table:table-cell>
          <table:table-cell table:formula="of:=[.H18]/(10*[.K18])" office:value-type="float" office:value="44.36824613" calcext:value-type="float">
            <text:p>44,3682461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([.I18]+[.J18])/2)" office:value-type="float" office:value="59.06376272" calcext:value-type="float">
            <text:p>59,06376272</text:p>
          </table:table-cell>
          <table:table-cell office:value-type="float" office:value="0.248" calcext:value-type="float">
            <text:p>0,248</text:p>
          </table:table-cell>
          <table:table-cell table:formula="of:=SQRT([.M18]^2*(-[.N18]^2+1))" office:value-type="float" office:value="60.8529908620387" calcext:value-type="float">
            <text:p>60,852990862</text:p>
          </table:table-cell>
          <table:table-cell table:formula="of:=[.M18]-[.J18]" office:value-type="float" office:value="14.69551659" calcext:value-type="float">
            <text:p>14,69551659</text:p>
          </table:table-cell>
          <table:table-cell office:value-type="float" office:value="6.39" calcext:value-type="float">
            <text:p>6,39</text:p>
          </table:table-cell>
          <table:table-cell table:formula="of:=40/[.Q18]" office:value-type="float" office:value="6.25978090766823" calcext:value-type="float">
            <text:p>6,2597809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9:58:33.4685571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9:11:22.671938434</meta:creation-date>
    <meta:editing-duration>PT1H39M58S</meta:editing-duration>
    <meta:editing-cycles>3</meta:editing-cycles>
    <meta:generator>LibreOffice/4.4.6.3$Linux_X86_64 LibreOffice_project/40m0$Build-3</meta:generator>
    <dc:date>2015-12-07T19:29:58.096508382</dc:date>
    <meta:document-statistic meta:table-count="1" meta:cell-count="253" meta:object-count="0"/>
  </office:meta>
</office:document-meta>
</file>